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318cm" style:contextual-spacing="false" fo:line-height="130%" fo:text-align="center" style:justify-single-word="false" fo:orphans="2" fo:widows="2" fo:text-indent="0cm" style:auto-text-indent="false"/>
      <style:text-properties fo:font-variant="normal" fo:text-transform="none" fo:color="#232f3e" loext:opacity="100%" style:font-name="Lato Extended" fo:letter-spacing="normal" fo:font-style="normal" fo:font-weight="normal"/>
    </style:style>
    <style:style style:name="P2" style:family="paragraph" style:parent-style-name="Standard">
      <style:paragraph-properties fo:text-align="start" style:justify-single-word="false"/>
      <style:text-properties officeooo:rsid="000c4dca" officeooo:paragraph-rsid="000c4dca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c4dca" officeooo:paragraph-rsid="000c4dca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0c4dca" officeooo:paragraph-rsid="000c4dca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ódulo 1 Evaluación de conocimientos</text:h>
      <text:p text:style-name="P2">1. Cuales son las ventajas del computo en la nube frente al computo en las instalaciones?</text:p>
      <text:p text:style-name="P2">2. Cual es el modelo de precios que les permite a los clientes de AWS pagar por los recursos individuales confrome los necesiten?</text:p>
      <text:list text:style-name="L1">
        <text:list-item>
          <text:p text:style-name="P3">Pago por baja</text:p>
        </text:list-item>
        <text:list-item>
          <text:p text:style-name="P4">Pago por uso</text:p>
        </text:list-item>
        <text:list-item>
          <text:p text:style-name="P3">Pago por compra</text:p>
        </text:list-item>
        <text:list-item>
          <text:p text:style-name="P3">Pago por reserva</text:p>
        </text:list-item>
      </text:list>
      <text:p text:style-name="P2">3. Cuales de estas opciones NO es un modelo de computo en la nube?</text:p>
      <text:p text:style-name="P2"><text:tab/>1. Plataforma como servicio</text:p>
      <text:p text:style-name="P2"><text:tab/>2. Infraestructura como servicio</text:p>
      <text:p text:style-name="P2"><text:tab/>3. <text:span text:style-name="T1">Administracion de sistemas como servicio</text:span></text:p>
      <text:p text:style-name="P2">4. Software como servicio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3T09:53:08.111543600</meta:creation-date>
    <dc:date>2025-10-03T10:00:51.929523800</dc:date>
    <meta:editing-duration>PT7M45S</meta:editing-duration>
    <meta:editing-cycles>1</meta:editing-cycles>
    <meta:document-statistic meta:table-count="0" meta:image-count="0" meta:object-count="0" meta:page-count="1" meta:paragraph-count="12" meta:word-count="92" meta:character-count="514" meta:non-whitespace-character-count="435"/>
    <meta:generator>LibreOffice/25.2.5.2$Windows_X86_64 LibreOffice_project/03d19516eb2e1dd5d4ccd751a0d6f35f35e08022</meta:generator>
  </office:meta>
</office:document-meta>
</file>